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2558b" officeooo:paragraph-rsid="0002558b"/>
    </style:style>
    <style:style style:name="P2" style:family="paragraph" style:parent-style-name="Standard">
      <style:text-properties officeooo:paragraph-rsid="0009523f"/>
    </style:style>
    <style:style style:name="P3" style:family="paragraph" style:parent-style-name="Standard">
      <style:text-properties officeooo:rsid="0009523f" officeooo:paragraph-rsid="0009523f"/>
    </style:style>
    <style:style style:name="P4" style:family="paragraph" style:parent-style-name="Standard">
      <style:text-properties officeooo:rsid="0009523f" officeooo:paragraph-rsid="0013d4ef"/>
    </style:style>
    <style:style style:name="P5" style:family="paragraph" style:parent-style-name="Standard">
      <style:text-properties officeooo:rsid="0009523f" officeooo:paragraph-rsid="001a482d"/>
    </style:style>
    <style:style style:name="P6" style:family="paragraph" style:parent-style-name="Standard">
      <style:text-properties officeooo:rsid="0009523f" officeooo:paragraph-rsid="001215aa"/>
    </style:style>
    <style:style style:name="P7" style:family="paragraph" style:parent-style-name="Standard">
      <style:text-properties officeooo:rsid="000a2210" officeooo:paragraph-rsid="000a2210"/>
    </style:style>
    <style:style style:name="P8" style:family="paragraph" style:parent-style-name="Standard">
      <style:text-properties officeooo:rsid="000a8907" officeooo:paragraph-rsid="000ebf7b"/>
    </style:style>
    <style:style style:name="P9" style:family="paragraph" style:parent-style-name="Standard">
      <style:text-properties officeooo:rsid="000ebf7b" officeooo:paragraph-rsid="000ebf7b"/>
    </style:style>
    <style:style style:name="P10" style:family="paragraph" style:parent-style-name="Standard">
      <style:text-properties officeooo:rsid="000f81e1" officeooo:paragraph-rsid="000ebf7b"/>
    </style:style>
    <style:style style:name="P11" style:family="paragraph" style:parent-style-name="Standard">
      <style:text-properties officeooo:rsid="00110960" officeooo:paragraph-rsid="0013d4ef"/>
    </style:style>
    <style:style style:name="P12" style:family="paragraph" style:parent-style-name="Standard">
      <style:text-properties officeooo:rsid="001215aa" officeooo:paragraph-rsid="001215aa"/>
    </style:style>
    <style:style style:name="P13" style:family="paragraph" style:parent-style-name="Standard">
      <style:text-properties officeooo:rsid="0013d4ef" officeooo:paragraph-rsid="001215aa"/>
    </style:style>
    <style:style style:name="P14" style:family="paragraph" style:parent-style-name="Standard">
      <style:text-properties officeooo:rsid="001e846d" officeooo:paragraph-rsid="001e846d"/>
    </style:style>
    <style:style style:name="P15" style:family="paragraph" style:parent-style-name="Standard">
      <style:text-properties officeooo:rsid="001f27cf" officeooo:paragraph-rsid="001f27cf"/>
    </style:style>
    <style:style style:name="P16" style:family="paragraph" style:parent-style-name="Standard">
      <style:text-properties officeooo:rsid="00176ae4" officeooo:paragraph-rsid="001215aa"/>
    </style:style>
    <style:style style:name="P17" style:family="paragraph" style:parent-style-name="Standard">
      <style:text-properties officeooo:rsid="001a482d" officeooo:paragraph-rsid="001a482d"/>
    </style:style>
    <style:style style:name="P18" style:family="paragraph" style:parent-style-name="Standard">
      <style:text-properties officeooo:rsid="001b81d3" officeooo:paragraph-rsid="001215aa"/>
    </style:style>
    <style:style style:name="T1" style:family="text">
      <style:text-properties officeooo:rsid="0002558b"/>
    </style:style>
    <style:style style:name="T2" style:family="text">
      <style:text-properties officeooo:rsid="00057e46"/>
    </style:style>
    <style:style style:name="T3" style:family="text">
      <style:text-properties officeooo:rsid="0005bae2"/>
    </style:style>
    <style:style style:name="T4" style:family="text">
      <style:text-properties officeooo:rsid="000769c1"/>
    </style:style>
    <style:style style:name="T5" style:family="text">
      <style:text-properties officeooo:rsid="00076fff"/>
    </style:style>
    <style:style style:name="T6" style:family="text">
      <style:text-properties officeooo:rsid="000804c0"/>
    </style:style>
    <style:style style:name="T7" style:family="text">
      <style:text-properties officeooo:rsid="0009523f"/>
    </style:style>
    <style:style style:name="T8" style:family="text">
      <style:text-properties officeooo:rsid="000cb3b0"/>
    </style:style>
    <style:style style:name="T9" style:family="text">
      <style:text-properties officeooo:rsid="000ebf7b"/>
    </style:style>
    <style:style style:name="T10" style:family="text">
      <style:text-properties officeooo:rsid="000f81e1"/>
    </style:style>
    <style:style style:name="T11" style:family="text">
      <style:text-properties officeooo:rsid="0010dce6"/>
    </style:style>
    <style:style style:name="T12" style:family="text">
      <style:text-properties officeooo:rsid="00110960"/>
    </style:style>
    <style:style style:name="T13" style:family="text">
      <style:text-properties officeooo:rsid="0012c850"/>
    </style:style>
    <style:style style:name="T14" style:family="text">
      <style:text-properties officeooo:rsid="0013d4ef"/>
    </style:style>
    <style:style style:name="T15" style:family="text">
      <style:text-properties fo:font-weight="bold" officeooo:rsid="0013d4ef" style:font-weight-asian="bold" style:font-weight-complex="bold"/>
    </style:style>
    <style:style style:name="T16" style:family="text">
      <style:text-properties officeooo:rsid="0015ba2d"/>
    </style:style>
    <style:style style:name="T17" style:family="text">
      <style:text-properties officeooo:rsid="00176ae4"/>
    </style:style>
    <style:style style:name="T18" style:family="text">
      <style:text-properties officeooo:rsid="0018f75c"/>
    </style:style>
    <style:style style:name="T19" style:family="text">
      <style:text-properties officeooo:rsid="001a482d"/>
    </style:style>
    <style:style style:name="T20" style:family="text">
      <style:text-properties officeooo:rsid="001b81d3"/>
    </style:style>
    <style:style style:name="T21" style:family="text">
      <style:text-properties officeooo:rsid="001e846d"/>
    </style:style>
    <style:style style:name="T22" style:family="text">
      <style:text-properties officeooo:rsid="001f27cf"/>
    </style:style>
    <style:style style:name="T23" style:family="text">
      <style:text-properties officeooo:rsid="001f5954"/>
    </style:style>
    <style:style style:name="T24" style:family="text">
      <style:text-properties officeooo:rsid="001f63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lansh</text:p>
      <text:p text:style-name="P1">302514401</text:p>
      <text:p text:style-name="P1">Ilan Shamir</text:p>
      <text:p text:style-name="P1"/>
      <text:p text:style-name="P1">Part 1:</text:p>
      <text:p text:style-name="P1">a. This function inputs the character NULL ('\0' ) at the end of the given string (str) <text:span text:style-name="T23">instead of its last character </text:span><text:span text:style-name="T24">(assuming the original string ends with NULL)</text:span>.</text:p>
      <text:p text:style-name="P1"/>
      <text:p text:style-name="P1">b. <text:span text:style-name="T2">The problem with the function is that the method fsacnf </text:span><text:span text:style-name="T3">reads words sep</text:span><text:span text:style-name="T6">a</text:span><text:span text:style-name="T3">rated by spaces (or other white characters), so the function prints </text:span><text:span text:style-name="T4">each</text:span><text:span text:style-name="T3"> word </text:span><text:span text:style-name="T5">scanned from the file</text:span><text:span text:style-name="T3"> in </text:span><text:span text:style-name="T4">a new line</text:span><text:span text:style-name="T3">, </text:span><text:span text:style-name="T18">and also is not limited to a number of characters in each line.</text:span></text:p>
      <text:p text:style-name="P2"><text:span text:style-name="T1">To resolve this problem we can use the method fgets, </text:span><text:span text:style-name="T7">invoking it with the following syntax:</text:span></text:p>
      <text:p text:style-name="P3">fgets(nextLine,MAX_LINE_LENGTH,fln)</text:p>
      <text:p text:style-name="P7">This call will into the string nextLine from the file pointed by fln, a maximum of MAX_LINE_LENGTH characters, as desired by the function description.</text:p>
      <text:p text:style-name="P7">In order to avoid double line spaces (since fgets reads the “end line” character as well), we can remove the “\n” from the following printf command.</text:p>
      <text:p text:style-name="P7"/>
      <text:p text:style-name="P8">c. <text:span text:style-name="T8">The code will compile and run properly, but the resulting output would be the string “</text:span><text:span text:style-name="T9">slabc is an easy course.”</text:span><text:span text:style-name="T8"> with some junk characters at the end </text:span><text:span text:style-name="T9">of it</text:span><text:span text:style-name="T8">.</text:span></text:p>
      <text:p text:style-name="P9">The solution to this problem is to exchange the first line from int A[10] to int *A.</text:p>
      <text:p text:style-name="P9">The problem was caused by the strcat method, <text:span text:style-name="T21">which tries to copy too many characters to the end of</text:span></text:p>
      <text:p text:style-name="P14">the array A, causing unexpected behavior, resulting in the junk letters appended at the end of C (which is the same as A, since C and A point to the same location). </text:p>
      <text:p text:style-name="P8"><text:span text:style-name="T9">The new </text:span><text:span text:style-name="T10">code </text:span><text:span text:style-name="T21">doesn't confine A to 10 characters, and allows for more flexible use </text:span><text:span text:style-name="T22">by the method strcat.</text:span></text:p>
      <text:p text:style-name="P15">Another solution would be to simply increase the size of A[10] to A[25].</text:p>
      <text:p text:style-name="P10"/>
      <text:p text:style-name="P4"><text:span text:style-name="T11">d. 1. We shouldn't write #include “a.h” in c.c since </text:span><text:span text:style-name="T12">it is included in b.h, which is already included in <text:s text:c="10"/></text:span></text:p>
      <text:p text:style-name="P11"><text:s text:c="9"/>c.c.</text:p>
      <text:p text:style-name="P12"><text:s text:c="4"/>2. <text:span text:style-name="T17">This command wouldn't cause multiple definition of the function func_a because the interface a.h <text:s text:c="3"/></text:span></text:p>
      <text:p text:style-name="P16"><text:s text:c="8"/>defines the function a.h only if it was not defined before using the command #ifndef A_H.</text:p>
      <text:p text:style-name="P16"><text:s text:c="8"/>The first time func_a is defined, it also defines the literal A_H, thus not allowing for multiple <text:s text:c="5"/></text:p>
      <text:p text:style-name="P16"><text:s text:c="8"/>definition.</text:p>
      <text:p text:style-name="P5"><text:span text:style-name="T12"><text:s text:c="4"/></text:span><text:span text:style-name="T13">3. <text:s/></text:span><text:span text:style-name="T19">The command isn't working properly because there are missing links in the command, and a.c </text:span></text:p>
      <text:p text:style-name="P17"><text:s text:c="9"/>can't find some needed information and definitions.</text:p>
      <text:p text:style-name="P5"><text:span text:style-name="T13"><text:s text:c="9"/></text:span><text:span text:style-name="T14">We can fix the command by typing gcc a.c </text:span><text:span text:style-name="T15">-c</text:span><text:span text:style-name="T14"> -Wall. This will allow us to compile the file a.c <text:s text:c="28"/></text:span></text:p>
      <text:p text:style-name="P13"><text:s text:c="9"/>without performing the linkage process, outputing the file a.o.</text:p>
      <text:p text:style-name="P6"><text:span text:style-name="T14"><text:s text:c="4"/>4. </text:span><text:span text:style-name="T16">The command fails </text:span><text:span text:style-name="T20">because there are missing files for the linking process, which the file c.c needs</text:span></text:p>
      <text:p text:style-name="P18"><text:s text:c="8"/>in order to work.</text:p>
      <text:p text:style-name="P18"><text:s text:c="8"/>A solution to this problem would be to write the command gcc a.c b.c c.c -Wall -o bel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lan Shamir</meta:initial-creator>
    <meta:creation-date>2011-08-03T16:16:23</meta:creation-date>
    <dc:date>2011-08-14T16:22:56</dc:date>
    <dc:creator>Ilan Shamir</dc:creator>
    <meta:editing-duration>PT05H15M17S</meta:editing-duration>
    <meta:editing-cycles>28</meta:editing-cycles>
    <meta:generator>OpenOffice.org/3.2$Unix OpenOffice.org_project/320m19$Build-9505</meta:generator>
    <meta:document-statistic meta:table-count="0" meta:image-count="0" meta:object-count="0" meta:page-count="1" meta:paragraph-count="29" meta:word-count="445" meta:character-count="2605"/>
  </office:meta>
</office:document-meta>
</file>